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Diamond_20_unfilled" draw:marker-start-width="0.356cm" draw:marker-end="" draw:marker-end-width="0.3cm" draw:fill="none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line-height="150%" fo:text-align="center"/>
      <style:text-properties fo:font-weight="normal" style:font-weight-asian="normal" style:font-weight-complex="normal"/>
    </style:style>
    <style:style style:name="P4" style:family="paragraph">
      <style:paragraph-properties fo:line-height="150%" fo:text-align="center"/>
      <style:text-properties fo:color="#ffffff" fo:font-weight="normal" style:font-weight-asian="normal" style:font-weight-complex="normal"/>
    </style:style>
    <style:style style:name="P5" style:family="paragraph">
      <style:paragraph-properties fo:line-height="150%" fo:text-align="center"/>
      <style:text-properties fo:font-weight="bold" style:font-weight-asian="bold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09cm" svg:height="1.905cm" svg:x="9.028cm" svg:y="10.933cm">
          <text:p text:style-name="P1"><text:span text:style-name="T1">JS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34cm" svg:height="1.905cm" svg:x="7.601cm" svg:y="7.623cm">
          <text:p text:style-name="P1"><text:span text:style-name="T1">Object Interfac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879cm" svg:y1="10.906cm" svg:x2="10.836cm" svg:y2="9.509cm">
          <text:p/>
        </draw:line>
        <draw:custom-shape draw:style-name="gr3" draw:text-style-name="P4" draw:layer="layout" svg:width="3.509cm" svg:height="1.905cm" svg:x="15.99cm" svg:y="11.033cm">
          <text:p text:style-name="P3"><text:span text:style-name="T1">Interpret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795cm" svg:height="1.905cm" svg:x="15.944cm" svg:y="7.606cm">
          <text:p text:style-name="P5"><text:span text:style-name="T1">Native</text:span><text:span text:style-name="T2"> </text:span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34cm" svg:height="1.905cm" svg:x="7.601cm" svg:y="4.324cm">
          <text:p text:style-name="P1"><text:span text:style-name="T1">Internal 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88cm" svg:y1="7.607cm" svg:x2="10.836cm" svg:y2="6.207cm">
          <text:p/>
        </draw:line>
        <draw:line draw:style-name="gr5" draw:text-style-name="P2" draw:layer="layout" svg:x1="15.916cm" svg:y1="8.62cm" svg:x2="12.614cm" svg:y2="11.668cm">
          <text:p/>
        </draw:line>
        <draw:line draw:style-name="gr5" draw:text-style-name="P2" draw:layer="layout" svg:x1="15.916cm" svg:y1="8.62cm" svg:x2="14.265cm" svg:y2="8.62cm">
          <text:p/>
        </draw:line>
        <draw:line draw:style-name="gr5" draw:text-style-name="P2" draw:layer="layout" svg:x1="15.916cm" svg:y1="8.62cm" svg:x2="14.138cm" svg:y2="5.318cm">
          <text:p/>
        </draw:line>
        <draw:line draw:style-name="gr5" draw:text-style-name="P2" draw:layer="layout" svg:x1="15.916cm" svg:y1="11.922cm" svg:x2="12.614cm" svg:y2="11.668cm">
          <text:p/>
        </draw:line>
        <draw:custom-shape draw:style-name="gr6" draw:text-style-name="P1" draw:layer="layout" svg:width="6.223cm" svg:height="1.905cm" svg:x="-0.305cm" svg:y="7.604cm">
          <text:p text:style-name="P1"><text:span text:style-name="T1">SymbolicValu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058cm" svg:y1="11.795cm" svg:x2="3.597cm" svg:y2="9.509cm">
          <text:p/>
        </draw:line>
        <draw:frame draw:style-name="gr7" draw:text-style-name="P6" draw:layer="layout" svg:width="5.438cm" svg:height="0.962cm" svg:x="7.996cm" svg:y="2.587cm">
          <draw:text-box>
            <text:p text:style-name="P6"><text:span text:style-name="T2">Concrete Values</text:span></text:p>
          </draw:text-box>
        </draw:frame>
        <draw:frame draw:style-name="gr7" draw:text-style-name="P6" draw:layer="layout" svg:width="5.514cm" svg:height="0.962cm" svg:x="0.034cm" svg:y="2.587cm">
          <draw:text-box>
            <text:p text:style-name="P6"><text:span text:style-name="T2">Symbolic Values</text:span></text:p>
          </draw:text-box>
        </draw:frame>
        <draw:frame draw:style-name="gr7" draw:text-style-name="P6" draw:layer="layout" svg:width="3.182cm" svg:height="0.962cm" svg:x="17.07cm" svg:y="2.587cm">
          <draw:text-box>
            <text:p text:style-name="P6"><text:span text:style-name="T2">Mutators</text:span></text:p>
          </draw:text-box>
        </draw:frame>
        <draw:line draw:style-name="gr2" draw:text-style-name="P2" draw:layer="layout" svg:x1="7.604cm" svg:y1="8.493cm" svg:x2="5.953cm" svg:y2="8.4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Diamond_20_unfilled" draw:display-name="Diamond unfilled" svg:viewBox="0 0 3000 6000" svg:d="m1500 0 1500 3000-1500 3000-1500-3000zm0 447-1276 2553 1276 2553 1276-255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sper Jensen</meta:initial-creator>
    <meta:creation-date>2013-08-10T09:43:22</meta:creation-date>
    <dc:date>2013-08-10T10:15:44</dc:date>
    <dc:creator>Casper Jensen</dc:creator>
    <meta:editing-duration>PT16M32S</meta:editing-duration>
    <meta:editing-cycles>4</meta:editing-cycles>
    <meta:generator>LibreOffice/3.6$Linux_X86_64 LibreOffice_project/360m1$Build-2</meta:generator>
    <meta:document-statistic meta:object-count="17"/>
  </office:meta>
</office:document-meta>
</file>